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ngkatan</text:p>
          </table:table-cell>
          <table:table-cell office:value-type="string" calcext:value-type="string">
            <text:p>KodeRelawan</text:p>
          </table:table-cell>
          <table:table-cell office:value-type="string" calcext:value-type="string">
            <text:p>NamaLengkap</text:p>
          </table:table-cell>
          <table:table-cell office:value-type="string" calcext:value-type="string">
            <text:p>JenisKelamin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04152012179194" calcext:value-type="float">
            <text:p>3304152012179194</text:p>
          </table:table-cell>
          <table:table-cell office:value-type="string" calcext:value-type="string">
            <text:p>Didi Nurafanudi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2]&amp;&quot;***591471') WHERE kodeRelawan='&quot;&amp;[.B2]&amp;&quot;';&quot;" office:value-type="string" office:string-value="UPDATE relawan SET katasandi =md5('3304152012179194***591471') WHERE kodeRelawan='3304152012179194';" calcext:value-type="string">
            <text:p>UPDATE relawan SET katasandi =md5('3304152012179194***591471') WHERE kodeRelawan='3304152012179194';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0406100718003" calcext:value-type="float">
            <text:p>330406100718003</text:p>
          </table:table-cell>
          <table:table-cell office:value-type="string" calcext:value-type="string">
            <text:p>Mukh. Khanif Ma`ruf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3]&amp;&quot;***591471') WHERE kodeRelawan='&quot;&amp;[.B3]&amp;&quot;';&quot;" office:value-type="string" office:string-value="UPDATE relawan SET katasandi =md5('330406100718003***591471') WHERE kodeRelawan='330406100718003';" calcext:value-type="string">
            <text:p>UPDATE relawan SET katasandi =md5('330406100718003***591471') WHERE kodeRelawan='330406100718003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82018198223" calcext:value-type="float">
            <text:p>3304082018198223</text:p>
          </table:table-cell>
          <table:table-cell office:value-type="string" calcext:value-type="string">
            <text:p>Rahayu Seffi Oktavia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4]&amp;&quot;***591471') WHERE kodeRelawan='&quot;&amp;[.B4]&amp;&quot;';&quot;" office:value-type="string" office:string-value="UPDATE relawan SET katasandi =md5('3304082018198223***591471') WHERE kodeRelawan='3304082018198223';" calcext:value-type="string">
            <text:p>UPDATE relawan SET katasandi =md5('3304082018198223***591471') WHERE kodeRelawan='3304082018198223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20200519003" calcext:value-type="float">
            <text:p>330420200519003</text:p>
          </table:table-cell>
          <table:table-cell office:value-type="string" calcext:value-type="string">
            <text:p>Andika Candra Putr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5]&amp;&quot;***591471') WHERE kodeRelawan='&quot;&amp;[.B5]&amp;&quot;';&quot;" office:value-type="string" office:string-value="UPDATE relawan SET katasandi =md5('330420200519003***591471') WHERE kodeRelawan='330420200519003';" calcext:value-type="string">
            <text:p>UPDATE relawan SET katasandi =md5('330420200519003***591471') WHERE kodeRelawan='330420200519003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1200719001" calcext:value-type="float">
            <text:p>330401200719001</text:p>
          </table:table-cell>
          <table:table-cell office:value-type="string" calcext:value-type="string">
            <text:p>Muslimah Mardia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6]&amp;&quot;***591471') WHERE kodeRelawan='&quot;&amp;[.B6]&amp;&quot;';&quot;" office:value-type="string" office:string-value="UPDATE relawan SET katasandi =md5('330401200719001***591471') WHERE kodeRelawan='330401200719001';" calcext:value-type="string">
            <text:p>UPDATE relawan SET katasandi =md5('330401200719001***591471') WHERE kodeRelawan='3304012007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8200819001" calcext:value-type="float">
            <text:p>330418200819001</text:p>
          </table:table-cell>
          <table:table-cell office:value-type="string" calcext:value-type="string">
            <text:p>Mistu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7]&amp;&quot;***591471') WHERE kodeRelawan='&quot;&amp;[.B7]&amp;&quot;';&quot;" office:value-type="string" office:string-value="UPDATE relawan SET katasandi =md5('330418200819001***591471') WHERE kodeRelawan='330418200819001';" calcext:value-type="string">
            <text:p>UPDATE relawan SET katasandi =md5('330418200819001***591471') WHERE kodeRelawan='3304182008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1201119001" calcext:value-type="float">
            <text:p>330411201119001</text:p>
          </table:table-cell>
          <table:table-cell office:value-type="string" calcext:value-type="string">
            <text:p>Suwon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8]&amp;&quot;***591471') WHERE kodeRelawan='&quot;&amp;[.B8]&amp;&quot;';&quot;" office:value-type="string" office:string-value="UPDATE relawan SET katasandi =md5('330411201119001***591471') WHERE kodeRelawan='330411201119001';" calcext:value-type="string">
            <text:p>UPDATE relawan SET katasandi =md5('330411201119001***591471') WHERE kodeRelawan='3304112011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22003198250" calcext:value-type="float">
            <text:p>3304022003198250</text:p>
          </table:table-cell>
          <table:table-cell office:value-type="string" calcext:value-type="string">
            <text:p>Danu Adi Nugroh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9]&amp;&quot;***591471') WHERE kodeRelawan='&quot;&amp;[.B9]&amp;&quot;';&quot;" office:value-type="string" office:string-value="UPDATE relawan SET katasandi =md5('3304022003198250***591471') WHERE kodeRelawan='3304022003198250';" calcext:value-type="string">
            <text:p>UPDATE relawan SET katasandi =md5('3304022003198250***591471') WHERE kodeRelawan='3304022003198250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3200419001" calcext:value-type="float">
            <text:p>330413200419001</text:p>
          </table:table-cell>
          <table:table-cell office:value-type="string" calcext:value-type="string">
            <text:p>Rahma Nur Ani Kurniatun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10]&amp;&quot;***591471') WHERE kodeRelawan='&quot;&amp;[.B10]&amp;&quot;';&quot;" office:value-type="string" office:string-value="UPDATE relawan SET katasandi =md5('330413200419001***591471') WHERE kodeRelawan='330413200419001';" calcext:value-type="string">
            <text:p>UPDATE relawan SET katasandi =md5('330413200419001***591471') WHERE kodeRelawan='3304132004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8200119001" calcext:value-type="float">
            <text:p>330418200119001</text:p>
          </table:table-cell>
          <table:table-cell office:value-type="string" calcext:value-type="string">
            <text:p>Bunga Amalia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11]&amp;&quot;***591471') WHERE kodeRelawan='&quot;&amp;[.B11]&amp;&quot;';&quot;" office:value-type="string" office:string-value="UPDATE relawan SET katasandi =md5('330418200119001***591471') WHERE kodeRelawan='330418200119001';" calcext:value-type="string">
            <text:p>UPDATE relawan SET katasandi =md5('330418200119001***591471') WHERE kodeRelawan='3304182001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2200519001" calcext:value-type="float">
            <text:p>330412200519001</text:p>
          </table:table-cell>
          <table:table-cell office:value-type="string" calcext:value-type="string">
            <text:p>Adhe Fieky Free Khantor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12]&amp;&quot;***591471') WHERE kodeRelawan='&quot;&amp;[.B12]&amp;&quot;';&quot;" office:value-type="string" office:string-value="UPDATE relawan SET katasandi =md5('330412200519001***591471') WHERE kodeRelawan='330412200519001';" calcext:value-type="string">
            <text:p>UPDATE relawan SET katasandi =md5('330412200519001***591471') WHERE kodeRelawan='3304122005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1200319001" calcext:value-type="float">
            <text:p>330411200319001</text:p>
          </table:table-cell>
          <table:table-cell office:value-type="string" calcext:value-type="string">
            <text:p>Unaesatuz Zahro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13]&amp;&quot;***591471') WHERE kodeRelawan='&quot;&amp;[.B13]&amp;&quot;';&quot;" office:value-type="string" office:string-value="UPDATE relawan SET katasandi =md5('330411200319001***591471') WHERE kodeRelawan='330411200319001';" calcext:value-type="string">
            <text:p>UPDATE relawan SET katasandi =md5('330411200319001***591471') WHERE kodeRelawan='3304112003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20200419001" calcext:value-type="float">
            <text:p>330420200419001</text:p>
          </table:table-cell>
          <table:table-cell office:value-type="string" calcext:value-type="string">
            <text:p>Siti Ernawat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14]&amp;&quot;***591471') WHERE kodeRelawan='&quot;&amp;[.B14]&amp;&quot;';&quot;" office:value-type="string" office:string-value="UPDATE relawan SET katasandi =md5('330420200419001***591471') WHERE kodeRelawan='330420200419001';" calcext:value-type="string">
            <text:p>UPDATE relawan SET katasandi =md5('330420200419001***591471') WHERE kodeRelawan='3304202004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4201219001" calcext:value-type="float">
            <text:p>330404201219001</text:p>
          </table:table-cell>
          <table:table-cell office:value-type="string" calcext:value-type="string">
            <text:p>Mayumi Artha Diana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15]&amp;&quot;***591471') WHERE kodeRelawan='&quot;&amp;[.B15]&amp;&quot;';&quot;" office:value-type="string" office:string-value="UPDATE relawan SET katasandi =md5('330404201219001***591471') WHERE kodeRelawan='330404201219001';" calcext:value-type="string">
            <text:p>UPDATE relawan SET katasandi =md5('330404201219001***591471') WHERE kodeRelawan='3304042012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3201219001" calcext:value-type="float">
            <text:p>330413201219001</text:p>
          </table:table-cell>
          <table:table-cell office:value-type="string" calcext:value-type="string">
            <text:p>Nadia Dwi Budiyan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16]&amp;&quot;***591471') WHERE kodeRelawan='&quot;&amp;[.B16]&amp;&quot;';&quot;" office:value-type="string" office:string-value="UPDATE relawan SET katasandi =md5('330413201219001***591471') WHERE kodeRelawan='330413201219001';" calcext:value-type="string">
            <text:p>UPDATE relawan SET katasandi =md5('330413201219001***591471') WHERE kodeRelawan='3304132012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9200119002" calcext:value-type="float">
            <text:p>330409200119002</text:p>
          </table:table-cell>
          <table:table-cell office:value-type="string" calcext:value-type="string">
            <text:p>Slamet Riyad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17]&amp;&quot;***591471') WHERE kodeRelawan='&quot;&amp;[.B17]&amp;&quot;';&quot;" office:value-type="string" office:string-value="UPDATE relawan SET katasandi =md5('330409200119002***591471') WHERE kodeRelawan='330409200119002';" calcext:value-type="string">
            <text:p>UPDATE relawan SET katasandi =md5('330409200119002***591471') WHERE kodeRelawan='330409200119002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8201319002" calcext:value-type="float">
            <text:p>330418201319002</text:p>
          </table:table-cell>
          <table:table-cell office:value-type="string" calcext:value-type="string">
            <text:p>Tri Utomo Saputr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18]&amp;&quot;***591471') WHERE kodeRelawan='&quot;&amp;[.B18]&amp;&quot;';&quot;" office:value-type="string" office:string-value="UPDATE relawan SET katasandi =md5('330418201319002***591471') WHERE kodeRelawan='330418201319002';" calcext:value-type="string">
            <text:p>UPDATE relawan SET katasandi =md5('330418201319002***591471') WHERE kodeRelawan='330418201319002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100719002" calcext:value-type="float">
            <text:p>330406100719002</text:p>
          </table:table-cell>
          <table:table-cell office:value-type="string" calcext:value-type="string">
            <text:p>Yoni Khumayah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19]&amp;&quot;***591471') WHERE kodeRelawan='&quot;&amp;[.B19]&amp;&quot;';&quot;" office:value-type="string" office:string-value="UPDATE relawan SET katasandi =md5('330406100719002***591471') WHERE kodeRelawan='330406100719002';" calcext:value-type="string">
            <text:p>UPDATE relawan SET katasandi =md5('330406100719002***591471') WHERE kodeRelawan='330406100719002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8201519001" calcext:value-type="float">
            <text:p>330418201519001</text:p>
          </table:table-cell>
          <table:table-cell office:value-type="string" calcext:value-type="string">
            <text:p>Nur Ulil Absoria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20]&amp;&quot;***591471') WHERE kodeRelawan='&quot;&amp;[.B20]&amp;&quot;';&quot;" office:value-type="string" office:string-value="UPDATE relawan SET katasandi =md5('330418201519001***591471') WHERE kodeRelawan='330418201519001';" calcext:value-type="string">
            <text:p>UPDATE relawan SET katasandi =md5('330418201519001***591471') WHERE kodeRelawan='3304182015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81011198636" calcext:value-type="float">
            <text:p>3304081011198636</text:p>
          </table:table-cell>
          <table:table-cell office:value-type="string" calcext:value-type="string">
            <text:p>Lisa Anggraen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21]&amp;&quot;***591471') WHERE kodeRelawan='&quot;&amp;[.B21]&amp;&quot;';&quot;" office:value-type="string" office:string-value="UPDATE relawan SET katasandi =md5('3304081011198636***591471') WHERE kodeRelawan='3304081011198636';" calcext:value-type="string">
            <text:p>UPDATE relawan SET katasandi =md5('3304081011198636***591471') WHERE kodeRelawan='3304081011198636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3200419002" calcext:value-type="float">
            <text:p>330413200419002</text:p>
          </table:table-cell>
          <table:table-cell office:value-type="string" calcext:value-type="string">
            <text:p>Evi Dwi Rahayu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22]&amp;&quot;***591471') WHERE kodeRelawan='&quot;&amp;[.B22]&amp;&quot;';&quot;" office:value-type="string" office:string-value="UPDATE relawan SET katasandi =md5('330413200419002***591471') WHERE kodeRelawan='330413200419002';" calcext:value-type="string">
            <text:p>UPDATE relawan SET katasandi =md5('330413200419002***591471') WHERE kodeRelawan='330413200419002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6200419001" calcext:value-type="float">
            <text:p>330416200419001</text:p>
          </table:table-cell>
          <table:table-cell office:value-type="string" calcext:value-type="string">
            <text:p>Najib Alwa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23]&amp;&quot;***591471') WHERE kodeRelawan='&quot;&amp;[.B23]&amp;&quot;';&quot;" office:value-type="string" office:string-value="UPDATE relawan SET katasandi =md5('330416200419001***591471') WHERE kodeRelawan='330416200419001';" calcext:value-type="string">
            <text:p>UPDATE relawan SET katasandi =md5('330416200419001***591471') WHERE kodeRelawan='3304162004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52012198646" calcext:value-type="float">
            <text:p>3304052012198646</text:p>
          </table:table-cell>
          <table:table-cell office:value-type="string" calcext:value-type="string">
            <text:p>Ma`mun Santosa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24]&amp;&quot;***591471') WHERE kodeRelawan='&quot;&amp;[.B24]&amp;&quot;';&quot;" office:value-type="string" office:string-value="UPDATE relawan SET katasandi =md5('3304052012198646***591471') WHERE kodeRelawan='3304052012198646';" calcext:value-type="string">
            <text:p>UPDATE relawan SET katasandi =md5('3304052012198646***591471') WHERE kodeRelawan='3304052012198646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1009198651" calcext:value-type="float">
            <text:p>3304061009198651</text:p>
          </table:table-cell>
          <table:table-cell office:value-type="string" calcext:value-type="string">
            <text:p>Apriani Nur Latifa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25]&amp;&quot;***591471') WHERE kodeRelawan='&quot;&amp;[.B25]&amp;&quot;';&quot;" office:value-type="string" office:string-value="UPDATE relawan SET katasandi =md5('3304061009198651***591471') WHERE kodeRelawan='3304061009198651';" calcext:value-type="string">
            <text:p>UPDATE relawan SET katasandi =md5('3304061009198651***591471') WHERE kodeRelawan='330406100919865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100919003" calcext:value-type="float">
            <text:p>330406100919003</text:p>
          </table:table-cell>
          <table:table-cell office:value-type="string" calcext:value-type="string">
            <text:p>Muharis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26]&amp;&quot;***591471') WHERE kodeRelawan='&quot;&amp;[.B26]&amp;&quot;';&quot;" office:value-type="string" office:string-value="UPDATE relawan SET katasandi =md5('330406100919003***591471') WHERE kodeRelawan='330406100919003';" calcext:value-type="string">
            <text:p>UPDATE relawan SET katasandi =md5('330406100919003***591471') WHERE kodeRelawan='330406100919003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9200719001" calcext:value-type="float">
            <text:p>330409200719001</text:p>
          </table:table-cell>
          <table:table-cell office:value-type="string" calcext:value-type="string">
            <text:p>Desi Widiya Lestar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27]&amp;&quot;***591471') WHERE kodeRelawan='&quot;&amp;[.B27]&amp;&quot;';&quot;" office:value-type="string" office:string-value="UPDATE relawan SET katasandi =md5('330409200719001***591471') WHERE kodeRelawan='330409200719001';" calcext:value-type="string">
            <text:p>UPDATE relawan SET katasandi =md5('330409200719001***591471') WHERE kodeRelawan='3304092007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5201719001" calcext:value-type="float">
            <text:p>330415201719001</text:p>
          </table:table-cell>
          <table:table-cell office:value-type="string" calcext:value-type="string">
            <text:p>Fuad Syarifudi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28]&amp;&quot;***591471') WHERE kodeRelawan='&quot;&amp;[.B28]&amp;&quot;';&quot;" office:value-type="string" office:string-value="UPDATE relawan SET katasandi =md5('330415201719001***591471') WHERE kodeRelawan='330415201719001';" calcext:value-type="string">
            <text:p>UPDATE relawan SET katasandi =md5('330415201719001***591471') WHERE kodeRelawan='3304152017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123100319001" calcext:value-type="float">
            <text:p>330123100319001</text:p>
          </table:table-cell>
          <table:table-cell office:value-type="string" calcext:value-type="string">
            <text:p>Husen Adit Tiyonurima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29]&amp;&quot;***591471') WHERE kodeRelawan='&quot;&amp;[.B29]&amp;&quot;';&quot;" office:value-type="string" office:string-value="UPDATE relawan SET katasandi =md5('330123100319001***591471') WHERE kodeRelawan='330123100319001';" calcext:value-type="string">
            <text:p>UPDATE relawan SET katasandi =md5('330123100319001***591471') WHERE kodeRelawan='3301231003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4201219001" calcext:value-type="float">
            <text:p>330414201219001</text:p>
          </table:table-cell>
          <table:table-cell office:value-type="string" calcext:value-type="string">
            <text:p>Ahmad Rifai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30]&amp;&quot;***591471') WHERE kodeRelawan='&quot;&amp;[.B30]&amp;&quot;';&quot;" office:value-type="string" office:string-value="UPDATE relawan SET katasandi =md5('330414201219001***591471') WHERE kodeRelawan='330414201219001';" calcext:value-type="string">
            <text:p>UPDATE relawan SET katasandi =md5('330414201219001***591471') WHERE kodeRelawan='3304142012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100119001" calcext:value-type="float">
            <text:p>330406100119001</text:p>
          </table:table-cell>
          <table:table-cell office:value-type="string" calcext:value-type="string">
            <text:p>Deni Ambang Dwicahyon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31]&amp;&quot;***591471') WHERE kodeRelawan='&quot;&amp;[.B31]&amp;&quot;';&quot;" office:value-type="string" office:string-value="UPDATE relawan SET katasandi =md5('330406100119001***591471') WHERE kodeRelawan='330406100119001';" calcext:value-type="string">
            <text:p>UPDATE relawan SET katasandi =md5('330406100119001***591471') WHERE kodeRelawan='3304061001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100119002" calcext:value-type="float">
            <text:p>330406100119002</text:p>
          </table:table-cell>
          <table:table-cell office:value-type="string" calcext:value-type="string">
            <text:p>Imam Emha Saifulloh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32]&amp;&quot;***591471') WHERE kodeRelawan='&quot;&amp;[.B32]&amp;&quot;';&quot;" office:value-type="string" office:string-value="UPDATE relawan SET katasandi =md5('330406100119002***591471') WHERE kodeRelawan='330406100119002';" calcext:value-type="string">
            <text:p>UPDATE relawan SET katasandi =md5('330406100119002***591471') WHERE kodeRelawan='330406100119002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4200219003" calcext:value-type="float">
            <text:p>330404200219003</text:p>
          </table:table-cell>
          <table:table-cell office:value-type="string" calcext:value-type="string">
            <text:p>Dadang Purnomo Asih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33]&amp;&quot;***591471') WHERE kodeRelawan='&quot;&amp;[.B33]&amp;&quot;';&quot;" office:value-type="string" office:string-value="UPDATE relawan SET katasandi =md5('330404200219003***591471') WHERE kodeRelawan='330404200219003';" calcext:value-type="string">
            <text:p>UPDATE relawan SET katasandi =md5('330404200219003***591471') WHERE kodeRelawan='330404200219003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42010198682" calcext:value-type="float">
            <text:p>3304142010198682</text:p>
          </table:table-cell>
          <table:table-cell office:value-type="string" calcext:value-type="string">
            <text:p>Lia Cahyaningsi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34]&amp;&quot;***591471') WHERE kodeRelawan='&quot;&amp;[.B34]&amp;&quot;';&quot;" office:value-type="string" office:string-value="UPDATE relawan SET katasandi =md5('3304142010198682***591471') WHERE kodeRelawan='3304142010198682';" calcext:value-type="string">
            <text:p>UPDATE relawan SET katasandi =md5('3304142010198682***591471') WHERE kodeRelawan='3304142010198682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2200819001" calcext:value-type="float">
            <text:p>330402200819001</text:p>
          </table:table-cell>
          <table:table-cell office:value-type="string" calcext:value-type="string">
            <text:p>Sugeng Andriant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35]&amp;&quot;***591471') WHERE kodeRelawan='&quot;&amp;[.B35]&amp;&quot;';&quot;" office:value-type="string" office:string-value="UPDATE relawan SET katasandi =md5('330402200819001***591471') WHERE kodeRelawan='330402200819001';" calcext:value-type="string">
            <text:p>UPDATE relawan SET katasandi =md5('330402200819001***591471') WHERE kodeRelawan='3304022008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92003198689" calcext:value-type="float">
            <text:p>3304092003198689</text:p>
          </table:table-cell>
          <table:table-cell office:value-type="string" calcext:value-type="string">
            <text:p>Citra Rusdentiansya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36]&amp;&quot;***591471') WHERE kodeRelawan='&quot;&amp;[.B36]&amp;&quot;';&quot;" office:value-type="string" office:string-value="UPDATE relawan SET katasandi =md5('3304092003198689***591471') WHERE kodeRelawan='3304092003198689';" calcext:value-type="string">
            <text:p>UPDATE relawan SET katasandi =md5('3304092003198689***591471') WHERE kodeRelawan='3304092003198689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4201219003" calcext:value-type="float">
            <text:p>330404201219003</text:p>
          </table:table-cell>
          <table:table-cell office:value-type="string" calcext:value-type="string">
            <text:p>Dani Setiawa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37]&amp;&quot;***591471') WHERE kodeRelawan='&quot;&amp;[.B37]&amp;&quot;';&quot;" office:value-type="string" office:string-value="UPDATE relawan SET katasandi =md5('330404201219003***591471') WHERE kodeRelawan='330404201219003';" calcext:value-type="string">
            <text:p>UPDATE relawan SET katasandi =md5('330404201219003***591471') WHERE kodeRelawan='330404201219003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62004198695" calcext:value-type="float">
            <text:p>3304162004198695</text:p>
          </table:table-cell>
          <table:table-cell office:value-type="string" calcext:value-type="string">
            <text:p>Lukman Habibi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38]&amp;&quot;***591471') WHERE kodeRelawan='&quot;&amp;[.B38]&amp;&quot;';&quot;" office:value-type="string" office:string-value="UPDATE relawan SET katasandi =md5('3304162004198695***591471') WHERE kodeRelawan='3304162004198695';" calcext:value-type="string">
            <text:p>UPDATE relawan SET katasandi =md5('3304162004198695***591471') WHERE kodeRelawan='3304162004198695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52012198699" calcext:value-type="float">
            <text:p>3304052012198699</text:p>
          </table:table-cell>
          <table:table-cell office:value-type="string" calcext:value-type="string">
            <text:p>Fitriana Hidayat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39]&amp;&quot;***591471') WHERE kodeRelawan='&quot;&amp;[.B39]&amp;&quot;';&quot;" office:value-type="string" office:string-value="UPDATE relawan SET katasandi =md5('3304052012198699***591471') WHERE kodeRelawan='3304052012198699';" calcext:value-type="string">
            <text:p>UPDATE relawan SET katasandi =md5('3304052012198699***591471') WHERE kodeRelawan='3304052012198699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2003198702" calcext:value-type="float">
            <text:p>3304062003198702</text:p>
          </table:table-cell>
          <table:table-cell office:value-type="string" calcext:value-type="string">
            <text:p>Ulwa Hijri Nur Anindita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40]&amp;&quot;***591471') WHERE kodeRelawan='&quot;&amp;[.B40]&amp;&quot;';&quot;" office:value-type="string" office:string-value="UPDATE relawan SET katasandi =md5('3304062003198702***591471') WHERE kodeRelawan='3304062003198702';" calcext:value-type="string">
            <text:p>UPDATE relawan SET katasandi =md5('3304062003198702***591471') WHERE kodeRelawan='3304062003198702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6200419003" calcext:value-type="float">
            <text:p>330416200419003</text:p>
          </table:table-cell>
          <table:table-cell office:value-type="string" calcext:value-type="string">
            <text:p>Achmad Tulloh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41]&amp;&quot;***591471') WHERE kodeRelawan='&quot;&amp;[.B41]&amp;&quot;';&quot;" office:value-type="string" office:string-value="UPDATE relawan SET katasandi =md5('330416200419003***591471') WHERE kodeRelawan='330416200419003';" calcext:value-type="string">
            <text:p>UPDATE relawan SET katasandi =md5('330416200419003***591471') WHERE kodeRelawan='330416200419003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710200819001" calcext:value-type="float">
            <text:p>330710200819001</text:p>
          </table:table-cell>
          <table:table-cell office:value-type="string" calcext:value-type="string">
            <text:p>Kamas Ginting Renova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  <table:table-cell table:formula="of:=&quot;UPDATE relawan SET katasandi =md5('&quot;&amp;[.B42]&amp;&quot;***591471') WHERE kodeRelawan='&quot;&amp;[.B42]&amp;&quot;';&quot;" office:value-type="string" office:string-value="UPDATE relawan SET katasandi =md5('330710200819001***591471') WHERE kodeRelawan='330710200819001';" calcext:value-type="string">
            <text:p>UPDATE relawan SET katasandi =md5('330710200819001***591471') WHERE kodeRelawan='330710200819001';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301200619001" calcext:value-type="float">
            <text:p>330301200619001</text:p>
          </table:table-cell>
          <table:table-cell office:value-type="string" calcext:value-type="string">
            <text:p>Ukhti Salamah</text:p>
          </table:table-cell>
          <table:table-cell office:value-type="string" calcext:value-type="string">
            <text:p>Wanita</text:p>
          </table:table-cell>
          <table:table-cell/>
          <table:table-cell table:formula="of:=&quot;UPDATE relawan SET katasandi =md5('&quot;&amp;[.B43]&amp;&quot;***591471') WHERE kodeRelawan='&quot;&amp;[.B43]&amp;&quot;';&quot;" office:value-type="string" office:string-value="UPDATE relawan SET katasandi =md5('330301200619001***591471') WHERE kodeRelawan='330301200619001';" calcext:value-type="string">
            <text:p>UPDATE relawan SET katasandi =md5('330301200619001***591471') WHERE kodeRelawan='330301200619001'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9:51:04.703378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nugroho</meta:initial-creator>
    <meta:creation-date>2019-08-16T15:37:45.248623341</meta:creation-date>
    <dc:date>2019-09-30T20:12:20.441140858</dc:date>
    <dc:creator>nugroho</dc:creator>
    <meta:editing-duration>PT20M12S</meta:editing-duration>
    <meta:editing-cycles>5</meta:editing-cycles>
    <meta:generator>LibreOffice/6.3.1.2$Linux_X86_64 LibreOffice_project/b79626edf0065ac373bd1df5c28bd630b4424273</meta:generator>
    <meta:document-statistic meta:table-count="1" meta:cell-count="255" meta:object-count="0"/>
  </office:meta>
</office:document-meta>
</file>